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e5ade6" officeooo:paragraph-rsid="02017b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35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ceb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ad88" officeooo:paragraph-rsid="01fdb2a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style:text-properties style:font-name="Ubuntu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text-properties style:font-name="Ubuntu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officeooo:paragraph-rsid="01eb1e50"/>
    </style:style>
    <style:style style:name="P25" style:family="paragraph" style:parent-style-name="Standard">
      <style:text-properties officeooo:paragraph-rsid="01ee5567"/>
    </style:style>
    <style:style style:name="P26" style:family="paragraph" style:parent-style-name="Standard">
      <style:text-properties officeooo:paragraph-rsid="01f247ee"/>
    </style:style>
    <style:style style:name="P27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2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368d6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f7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508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cc2b1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f7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73e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d06ee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b0a80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51b9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508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9342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9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0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style:text-line-through-style="none" style:text-line-through-type="none"/>
    </style:style>
    <style:style style:name="T75" style:family="text">
      <style:text-properties style:text-line-through-style="none" style:text-line-through-type="none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77" style:family="text">
      <style:text-properties style:text-line-through-style="none" style:text-line-through-type="none" officeooo:rsid="0154e886"/>
    </style:style>
    <style:style style:name="T78" style:family="text">
      <style:text-properties style:text-line-through-style="none" style:text-line-through-type="none" officeooo:rsid="0183b5ef"/>
    </style:style>
    <style:style style:name="T79" style:family="text">
      <style:text-properties style:text-line-through-style="none" style:text-line-through-type="none" officeooo:rsid="064c9632"/>
    </style:style>
    <style:style style:name="T80" style:family="text">
      <style:text-properties style:text-line-through-style="none" style:text-line-through-type="none" officeooo:rsid="02eddb5a"/>
    </style:style>
    <style:style style:name="T81" style:family="text">
      <style:text-properties style:text-line-through-style="none" style:text-line-through-type="none" officeooo:rsid="01f0312a"/>
    </style:style>
    <style:style style:name="T8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officeooo:rsid="0181027b"/>
    </style:style>
    <style:style style:name="T89" style:family="text">
      <style:text-properties officeooo:rsid="01c5b747"/>
    </style:style>
    <style:style style:name="T90" style:family="text">
      <style:text-properties officeooo:rsid="01cf9289"/>
    </style:style>
    <style:style style:name="T91" style:family="text">
      <style:text-properties officeooo:rsid="01a6e211"/>
    </style:style>
    <style:style style:name="T92" style:family="text">
      <style:text-properties style:font-name="Ubuntu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3" style:family="text">
      <style:text-properties style:font-name="Ubuntu" fo:font-size="12pt" fo:font-weight="normal" officeooo:rsid="01cfb878" style:font-name-asian="DejaVu Sans" style:font-weight-asian="normal" style:language-complex="nl" style:country-complex="N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60">C</text:span></text:span><text:span text:style-name="Strong_20_Emphasis"><text:span text:style-name="T56">hecklist voor </text:span></text:span><text:span text:style-name="Strong_20_Emphasis"><text:span text:style-name="T65">de installatie</text:span></text:span><text:span text:style-name="Strong_20_Emphasis"><text:span text:style-name="T57"> </text:span></text:span><text:span text:style-name="Strong_20_Emphasis"><text:span text:style-name="T56">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61"> </text:span></text:span><text:reference-mark-start text:name="Versie"/><text:span text:style-name="T89">20</text:span><text:span text:style-name="Strong_20_Emphasis"><text:span text:style-name="T63">.04 LTS</text:span></text:span><text:reference-mark-end text:name="Versie"/><text:span text:style-name="Strong_20_Emphasis"><text:span text:style-name="T56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6">op </text:span></text:span><text:reference-mark-start text:name="Computernaam"/><text:span text:style-name="Strong_20_Emphasis"><text:span text:style-name="T64">pc</text:span></text:span><text:span text:style-name="Strong_20_Emphasis"><text:span text:style-name="T56">06</text:span></text:span><text:reference-mark-end text:name="Computernaam"/><text:span text:style-name="T56">.</text:span><text:span text:style-name="Strong_20_Emphasis"><text:span text:style-name="T56"><text:line-break/></text:span></text:span></text:p>
      <text:p text:style-name="P11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5">karelzimmer.nl</text:span></text:span></text:a><text:span text:style-name="T4"> </text:span><text:span text:style-name="T6">voor</text:span><text:span text:style-name="T5"> </text:span><text:span text:style-name="T82">deze en andere </text:span><text:span text:style-name="T7">checklists, scripts, en overige bestanden.</text:span></text:p>
      <text:p text:style-name="P23"/>
      <text:p text:style-name="P27"><text:span text:style-name="T46">D</text:span><text:span text:style-name="T45">it is een invulbare PD</text:span><text:span text:style-name="T47">F</text:span><text:span text:style-name="T45"> met keuzevakken; </text:span><text:span text:style-name="T48">a</text:span><text:span text:style-name="T45">fdrukken is niet noodzakelijk.</text:span></text:p>
      <text:p text:style-name="P9"><text:span text:style-name="Strong_20_Emphasis"><text:span text:style-name="T67"/></text:span></text:p>
      <text:p text:style-name="P2"><text:span text:style-name="Definition"><text:span text:style-name="T84">g</text:span></text:span><text:span text:style-name="Definition"><text:span text:style-name="T83">ebruiker</text:span></text:span><text:span text:style-name="T56"><text:tab/><text:tab/><text:tab/></text:span><text:span text:style-name="User_20_Entry"><text:span text:style-name="T2">Karel Zimmer</text:span></text:span></text:p>
      <text:p text:style-name="P2"><text:span text:style-name="Definition"><text:span text:style-name="T84">g</text:span></text:span><text:span text:style-name="Definition"><text:span text:style-name="T83">ebruikersnaam<text:tab/></text:span></text:span><text:span text:style-name="User_20_Entry"><text:span text:style-name="T71">karel</text:span></text:span></text:p>
      <text:p text:style-name="P3"><text:span text:style-name="Definition"><text:span text:style-name="T84">c</text:span></text:span><text:span text:style-name="Definition"><text:span text:style-name="T83">omputernaam</text:span></text:span><text:span text:style-name="Definition"><text:span text:style-name="T85"><text:tab/></text:span></text:span><text:span text:style-name="User_20_Entry"><text:span text:style-name="T68"><text:reference-ref text:reference-format="text" text:ref-name="Computernaam">pc06</text:reference-ref></text:span></text:span></text:p>
      <text:p text:style-name="P2"><text:span text:style-name="Definition"><text:span text:style-name="T84">o</text:span></text:span><text:span text:style-name="Definition"><text:span text:style-name="T86">pstartmenu</text:span></text:span><text:span text:style-name="T56"><text:tab/><text:tab/></text:span><text:span text:style-name="User_20_Entry"><text:span text:style-name="T69">F</text:span></text:span><text:span text:style-name="User_20_Entry"><text:span text:style-name="T70">12</text:span></text:span><text:span text:style-name="T56"> </text:span></text:p>
      <text:p text:style-name="P2"><text:span text:style-name="Definition"><text:span text:style-name="T84">i</text:span></text:span><text:span text:style-name="Definition"><text:span text:style-name="T86">nstellingen</text:span></text:span><text:span text:style-name="T56"><text:tab/><text:tab/></text:span><text:span text:style-name="User_20_Entry"><text:span text:style-name="T72">F</text:span></text:span><text:span text:style-name="User_20_Entry"><text:span text:style-name="T73">2</text:span></text:span></text:p>
      <text:p text:style-name="P8"><text:span text:style-name="Definition"><text:span text:style-name="T87"/></text:span></text:p>
      <text:p text:style-name="P5"/>
      <text:list xml:id="list3508361019" text:style-name="L1">
        <text:list-item>
          <text:p text:style-name="P33">Installatie voorbereiden</text:p>
        </text:list-item>
      </text:list>
      <text:p text:style-name="P10"><text:span text:style-name="Emphasis"><text:span text:style-name="T76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4"><text:span text:style-name="Strong_20_Emphasis"><text:span text:style-name="T17"><text:s/></text:span></text:span><text:span text:style-name="Strong_20_Emphasis"><text:span text:style-name="T36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18">Volg</text:span></text:span><text:span text:style-name="Strong_20_Emphasis"><text:span text:style-name="T19"> de stappen in </text:span></text:span><text:span text:style-name="Strong_20_Emphasis"><text:span text:style-name="T20">Checklist</text:span></text:span><text:span text:style-name="Strong_20_Emphasis"><text:span text:style-name="T34">_</text:span></text:span><text:span text:style-name="Strong_20_Emphasis"><text:span text:style-name="T20">installatie</text:span></text:span><text:span text:style-name="Strong_20_Emphasis"><text:span text:style-name="T34">_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34">_</text:span></text:span><text:span text:style-name="Strong_20_Emphasis"><text:span text:style-name="T20"><text:reference-ref text:reference-format="text" text:ref-name="Versie">20.04 LTS</text:reference-ref></text:span></text:span><text:span text:style-name="Strong_20_Emphasis"><text:span text:style-name="T34">_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.</text:span></text:span><text:span text:style-name="Strong_20_Emphasis"><text:span text:style-name="T34">odt</text:span></text:span><text:span text:style-name="Strong_20_Emphasis"><text:span text:style-name="T20">.</text:span></text:span></text:p>
          </table:table-cell>
        </table:table-row>
      </table:table>
      <text:p text:style-name="P6"/>
      <text:list xml:id="list110846694073590" text:continue-numbering="true" text:style-name="L1">
        <text:list-item>
          <text:list>
            <text:list-header>
              <text:p text:style-name="P29"/>
            </text:list-header>
          </text:list>
        </text:list-item>
        <text:list-item>
          <text:p text:style-name="P31"><text:span text:style-name="Strong_20_Emphasis"><text:span text:style-name="T41">Installatie uitvoeren</text:span></text:span></text:p>
        </text:list-item>
      </text:list>
      <text:p text:style-name="P10"><text:span text:style-name="Emphasis"><text:span text:style-name="T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7"><text:s/></text:span></text:span><text:span text:style-name="Strong_20_Emphasis"><text:span text:style-name="T36"><draw:control text:anchor-type="as-char" draw:z-index="1" draw:name="Vorm2" draw:style-name="gr1" draw:text-style-name="P3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1">Start de computer op vanaf</text:span></text:span><text:span text:style-name="Strong_20_Emphasis"><text:span text:style-name="T22"> </text:span></text:span><text:span text:style-name="Strong_20_Emphasis"><text:span text:style-name="T23">een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Versie">20.04 LTS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<text:s/></text:span></text:span><text:reference-mark-start text:name="Bitbreedte"/><text:span text:style-name="Strong_20_Emphasis"><text:span text:style-name="T24">64</text:span></text:span><text:span text:style-name="Strong_20_Emphasis"><text:span text:style-name="T25">-bit</text:span></text:span><text:reference-mark-end text:name="Bitbreedte"/><text:span text:style-name="Strong_20_Emphasis"><text:span text:style-name="T22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4"><text:span text:style-name="T8">K</text:span><text:span text:style-name="T9">ies </text:span><text:span text:style-name="Strong_20_Emphasis"><text:span text:style-name="T53">UEFI BOOT: ubuntu</text:span></text:span><text:span text:style-name="T53"> </text:span><text:span text:style-name="T51">(o.i.d, wat er extra verschijnt, </text:span><text:span text:style-name="T52">b.v. UEFI: INT13...</text:span><text:span text:style-name="T51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4"><text:span text:style-name="T10">Als de melding </text:span><text:span text:style-name="Strong_20_Emphasis"><text:span text:style-name="T54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7"><text:s/></text:span></text:span><text:span text:style-name="Strong_20_Emphasis"><text:span text:style-name="T36"><draw:control text:anchor-type="as-char" draw:z-index="4" draw:name="Vorm3" draw:style-name="gr1" draw:text-style-name="P3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4"><text:span text:style-name="T10">Ga naar BIOS setup, selecteer </text:span><text:span text:style-name="Strong_20_Emphasis"><text:span text:style-name="T54">General</text:span></text:span><text:span text:style-name="T10"> &gt; </text:span><text:span text:style-name="Strong_20_Emphasis"><text:span text:style-name="T54">Boot Sequence</text:span></text:span><text:span text:style-name="T10">, zorg ervoor dat </text:span><text:span text:style-name="Strong_20_Emphasis"><text:span text:style-name="T54">UEFI</text:span></text:span><text:span text:style-name="T10"> is geselecteerd en klik op </text:span><text:span text:style-name="Strong_20_Emphasis"><text:span text:style-name="T54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7"><text:s/></text:span></text:span><text:span text:style-name="Strong_20_Emphasis"><text:span text:style-name="T36"><draw:control text:anchor-type="as-char" draw:z-index="5" draw:name="Vorm4" draw:style-name="gr1" draw:text-style-name="P3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T10">Vul </text:span><text:span text:style-name="T11">in als </text:span><text:span text:style-name="T10">naam </text:span><text:span text:style-name="Strong_20_Emphasis"><text:span text:style-name="T54">Ubuntu1804</text:span></text:span><text:span text:style-name="T10"> en blader naar </text:span><text:span text:style-name="Strong_20_Emphasis"><text:span text:style-name="T54">grubx64.efi</text:span></text:span><text:span text:style-name="T10">, klik op </text:span><text:span text:style-name="Strong_20_Emphasis"><text:span text:style-name="T54">OK</text:span></text:span><text:span text:style-name="T10"> en </text:span><text:span text:style-name="Strong_20_Emphasis"><text:span text:style-name="T54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7"><text:s/></text:span></text:span><text:span text:style-name="Strong_20_Emphasis"><text:span text:style-name="T36"><draw:control text:anchor-type="as-char" draw:z-index="6" draw:name="Vorm5" draw:style-name="gr1" draw:text-style-name="P3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T10">Start opnieuw op met keuze </text:span><text:span text:style-name="Strong_20_Emphasis"><text:span text:style-name="T54">Ubuntu1804</text:span></text:span><text:span text:style-name="T5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17"><text:s/></text:span></text:span><text:span text:style-name="Strong_20_Emphasis"><text:span text:style-name="T36"><draw:control text:anchor-type="as-char" draw:z-index="7" draw:name="Vorm6" draw:style-name="gr1" draw:text-style-name="P3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0"><text:span text:style-name="T91">Volg de </text:span><text:span text:style-name="T90">vervolg</text:span><text:span text:style-name="T91">stappen in </text:span><text:span text:style-name="Strong_20_Emphasis"><text:span text:style-name="T92">Checklist</text:span></text:span><text:span text:style-name="Strong_20_Emphasis"><text:span text:style-name="T93">_</text:span></text:span><text:span text:style-name="Strong_20_Emphasis"><text:span text:style-name="T92">installatie</text:span></text:span><text:span text:style-name="Strong_20_Emphasis"><text:span text:style-name="T93">_</text:span></text:span><text:span text:style-name="Strong_20_Emphasis"><text:span text:style-name="T92"><text:reference-ref text:reference-format="text" text:ref-name="Distributie">Ubuntu</text:reference-ref></text:span></text:span><text:span text:style-name="Strong_20_Emphasis"><text:span text:style-name="T93">_</text:span></text:span><text:span text:style-name="Strong_20_Emphasis"><text:span text:style-name="T92"><text:reference-ref text:reference-format="text" text:ref-name="Versie">20.04 LTS</text:reference-ref></text:span></text:span><text:span text:style-name="Strong_20_Emphasis"><text:span text:style-name="T93">_</text:span></text:span><text:span text:style-name="Strong_20_Emphasis"><text:span text:style-name="T92"><text:reference-ref text:reference-format="text" text:ref-name="Editie">desktop</text:reference-ref></text:span></text:span><text:span text:style-name="Strong_20_Emphasis"><text:span text:style-name="T92">.</text:span></text:span><text:span text:style-name="Strong_20_Emphasis"><text:span text:style-name="T93">odt</text:span></text:span><text:span text:style-name="T88">.</text:span></text:p>
          </table:table-cell>
        </table:table-row>
      </table:table>
      <text:p text:style-name="P12"><text:span text:style-name="Strong_20_Emphasis"><text:span text:style-name="T49"/></text:span></text:p>
      <text:list xml:id="list110847181211533" text:continue-numbering="true" text:style-name="L1">
        <text:list-item>
          <text:p text:style-name="P32">Installatie afronden</text:p>
        </text:list-item>
      </text:list>
      <text:p text:style-name="P10"><text:span text:style-name="Emphasis"><text:span text:style-name="T7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4"><text:span text:style-name="Strong_20_Emphasis"><text:span text:style-name="T17"><text:s/></text:span></text:span><text:span text:style-name="Strong_20_Emphasis"><text:span text:style-name="T36"><draw:control text:anchor-type="as-char" draw:z-index="2" draw:name="Vorm7" draw:style-name="gr1" draw:text-style-name="P3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9"><text:span text:style-name="Strong_20_Emphasis"><text:span text:style-name="T18">Volg</text:span></text:span><text:span text:style-name="Strong_20_Emphasis"><text:span text:style-name="T19"> de stappen in </text:span></text:span><text:span text:style-name="Strong_20_Emphasis"><text:span text:style-name="T20">Checklist</text:span></text:span><text:span text:style-name="Strong_20_Emphasis"><text:span text:style-name="T34">_</text:span></text:span><text:span text:style-name="Strong_20_Emphasis"><text:span text:style-name="T20">installatie</text:span></text:span><text:span text:style-name="Strong_20_Emphasis"><text:span text:style-name="T34">_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34">_</text:span></text:span><text:span text:style-name="Strong_20_Emphasis"><text:span text:style-name="T20"><text:reference-ref text:reference-format="text" text:ref-name="Versie">20.04 LTS</text:reference-ref></text:span></text:span><text:span text:style-name="Strong_20_Emphasis"><text:span text:style-name="T34">_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.</text:span></text:span><text:span text:style-name="Strong_20_Emphasis"><text:span text:style-name="T34">odt,</text:span></text:span><text:span text:style-name="Strong_20_Emphasis"><text:span text:style-name="T20"> met </text:span></text:span><text:span text:style-name="Strong_20_Emphasis"><text:span text:style-name="T35">uitbreiding </text:span></text:span><text:span text:style-name="Strong_20_Emphasis"><text:span text:style-name="T20">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1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7"><text:s/></text:span></text:span><text:span text:style-name="Strong_20_Emphasis"><text:span text:style-name="T36"><draw:control text:anchor-type="as-char" draw:z-index="8" draw:name="Vorm8" draw:style-name="gr1" draw:text-style-name="P3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7"><text:span text:style-name="T15">Installeer extra stuurprogramma's </text:span><text:span text:style-name="Strong_20_Emphasis"><text:span text:style-name="T26">via </text:span></text:span><text:span text:style-name="Strong_20_Emphasis"><text:span text:style-name="T22">een klik op </text:span></text:span><text:span text:style-name="Strong_20_Emphasis"><text:span text:style-name="T27">de </text:span></text:span><text:span text:style-name="Strong_20_Emphasis"><text:span text:style-name="T50">Super</text:span></text:span><text:span text:style-name="Strong_20_Emphasis"><text:span text:style-name="T27">-toets, </text:span></text:span><text:span text:style-name="Strong_20_Emphasis"><text:span text:style-name="T29">t</text:span></text:span><text:span text:style-name="Strong_20_Emphasis"><text:span text:style-name="T28">yp </text:span></text:span><text:span text:style-name="Strong_20_Emphasis"><text:span text:style-name="T43">sof</text:span></text:span><text:span text:style-name="Strong_20_Emphasis"><text:span text:style-name="T44">t</text:span></text:span><text:span text:style-name="Strong_20_Emphasis"><text:span text:style-name="T30"> </text:span></text:span><text:span text:style-name="Strong_20_Emphasis"><text:span text:style-name="T33">en </text:span></text:span><text:span text:style-name="Strong_20_Emphasis"><text:span text:style-name="T30">klik </text:span></text:span><text:span text:style-name="Strong_20_Emphasis"><text:span text:style-name="T31">op </text:span></text:span><text:span text:style-name="Strong_20_Emphasis"><text:span text:style-name="T26">het pictogram van</text:span></text:span><text:span text:style-name="Strong_20_Emphasis"><text:span text:style-name="T32"> </text:span></text:span><text:span text:style-name="Strong_20_Emphasis"><text:span text:style-name="T42">Software &amp; Updates</text:span></text:span><text:span text:style-name="Strong_20_Emphasis"><text:span text:style-name="T22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7"><text:s/></text:span></text:span><text:span text:style-name="Strong_20_Emphasis"><text:span text:style-name="T36"><draw:control text:anchor-type="as-char" draw:z-index="9" draw:name="Vorm9" draw:style-name="gr1" draw:text-style-name="P3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16"><text:span text:style-name="T15">K</text:span><text:span text:style-name="T16">lik op </text:span><text:span text:style-name="T38">Ex</text:span><text:span text:style-name="T37">tra stuurprogramma's</text:span><text:span text:style-name="T15"> (tab)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6"><text:span text:style-name="Strong_20_Emphasis"><text:span text:style-name="T17"><text:s/></text:span></text:span><text:span text:style-name="Strong_20_Emphasis"><text:span text:style-name="T36"><draw:control text:anchor-type="as-char" draw:z-index="10" draw:name="Vorm10" draw:style-name="gr1" draw:text-style-name="P3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16"><text:span text:style-name="T15">Selecteer </text:span><text:span text:style-name="T37">NVIDIA drive metapackage van nvidia-drive</text:span><text:span text:style-name="T39">r</text:span><text:span text:style-name="T37">-</text:span><text:span text:style-name="T40">nnn</text:span><text:span text:style-name="T37"> gebruiken (niet-vrij, getest)</text:span><text:span text:style-name="T15"> en klik op </text:span><text:span text:style-name="T37">Wijzigingen doorvoeren</text:span><text:span text:style-name="T15">.</text:span></text:p>
          </table:table-cell>
        </table:table-row>
      </table:table>
      <text:p text:style-name="P21"><text:line-break/></text:p>
      <text:list xml:id="list110847404281451" text:continue-numbering="true" text:style-name="L1">
        <text:list-item>
          <text:p text:style-name="P30">Gebruiker inrichten</text:p>
        </text:list-item>
      </text:list>
      <text:p text:style-name="P10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4"><text:span text:style-name="Strong_20_Emphasis"><text:s/></text:span><text:span text:style-name="T17"><draw:control text:anchor-type="as-char" draw:z-index="3" draw:name="Vorm11" draw:style-name="gr1" draw:text-style-name="P34" svg:width="0.35cm" svg:height="0.35cm" draw:control="control4"/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18">Volg</text:span></text:span><text:span text:style-name="Strong_20_Emphasis"><text:span text:style-name="T19"> de stappen in </text:span></text:span><text:span text:style-name="Strong_20_Emphasis"><text:span text:style-name="T20">Checklist</text:span></text:span><text:span text:style-name="Strong_20_Emphasis"><text:span text:style-name="T34">_</text:span></text:span><text:span text:style-name="Strong_20_Emphasis"><text:span text:style-name="T20">installatie</text:span></text:span><text:span text:style-name="Strong_20_Emphasis"><text:span text:style-name="T34">_</text:span></text:span><text:span text:style-name="Strong_20_Emphasis"><text:span text:style-name="T20"><text:reference-ref text:reference-format="text" text:ref-name="Distributie">Ubuntu</text:reference-ref></text:span></text:span><text:span text:style-name="Strong_20_Emphasis"><text:span text:style-name="T34">_</text:span></text:span><text:span text:style-name="Strong_20_Emphasis"><text:span text:style-name="T20"><text:reference-ref text:reference-format="text" text:ref-name="Versie">20.04 LTS</text:reference-ref></text:span></text:span><text:span text:style-name="Strong_20_Emphasis"><text:span text:style-name="T34">_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.</text:span></text:span><text:span text:style-name="Strong_20_Emphasis"><text:span text:style-name="T34">odt</text:span></text:span><text:span text:style-name="Strong_20_Emphasis"><text:span text:style-name="T20">.</text:span></text:span></text:p>
          </table:table-cell>
        </table:table-row>
      </table:table>
      <text:p text:style-name="P22"/>
      <text:p text:style-name="P22"/>
      <text:p text:style-name="P7"><text:span text:style-name="T79">E</text:span><text:span text:style-name="T80">inde c</text:span><text:span text:style-name="T74">hecklist, </text:span><text:span text:style-name="T81">d</text:span><text:span text:style-name="T74">e installatie van </text:span><text:span text:style-name="T74"><text:reference-ref text:reference-format="text" text:ref-name="Distributie">Ubuntu</text:reference-ref></text:span><text:span text:style-name="T74"><text:s/></text:span><text:span text:style-name="T77"><text:reference-ref text:reference-format="text" text:ref-name="Versie">20.04 LTS</text:reference-ref></text:span><text:span text:style-name="T74"><text:s/></text:span><text:span text:style-name="T74"><text:reference-ref text:reference-format="text" text:ref-name="Editie">desktop</text:reference-ref></text:span><text:span text:style-name="T74"><text:s/></text:span><text:span text:style-name="T78">op </text:span><text:span text:style-name="T78"><text:reference-ref text:reference-format="text" text:ref-name="Computernaam">pc06</text:reference-ref></text:span><text:span text:style-name="T78"><text:s/></text:span><text:span text:style-name="T74">is voltooid.</text:span><text:line-break/></text:p>
      <text:p text:style-name="P4"><text:span text:style-name="T66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2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style:font-name-asian="HG Mincho Light J1" style:font-family-asian="'HG Mincho Light J'" style:font-style-name-asian="Standaard" style:font-name-complex="Arial Unicode MS2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2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6.odt</text:file-name><text:tab/><text:date style:data-style-name="N36" text:date-value="2021-08-23T11:08:46.342339301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8:46.144947861</dc:date>
    <meta:print-date>2010-08-26T11:22:59</meta:print-date>
    <meta:keyword>Installatie</meta:keyword>
    <meta:keyword>Checklist</meta:keyword>
    <meta:keyword>Linux</meta:keyword>
    <meta:editing-cycles>2458</meta:editing-cycles>
    <meta:editing-duration>P5DT4H1M49S</meta:editing-duration>
    <meta:printed-by>Karel Zimmer</meta:printed-by>
    <dc:creator>Karel Zimmer</dc:creator>
    <meta:document-statistic meta:table-count="4" meta:image-count="0" meta:object-count="0" meta:page-count="2" meta:paragraph-count="42" meta:word-count="229" meta:character-count="1704" meta:non-whitespace-character-count="1489"/>
    <meta:user-defined meta:name="Info 1"/>
    <meta:user-defined meta:name="Info 2"/>
    <meta:user-defined meta:name="Info 3"/>
    <meta:user-defined meta:name="Info 4"/>
  </office:meta>
</office:document-meta>
</file>